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55600000300987882B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5cm" svg:x="1.318cm" svg:y="7.5cm">
          <draw:image xlink:href="Pictures/100000000000055600000300987882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M47S</meta:editing-duration>
    <meta:editing-cycles>3</meta:editing-cycles>
    <meta:generator>OpenOffice/4.1.2$Win32 OpenOffice.org_project/412m3$Build-9782</meta:generator>
    <dc:date>2018-09-11T14:35:47.36</dc:date>
    <meta:document-statistic meta:object-count="1"/>
  </office:meta>
</office:document-meta>
</file>